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escriptor.AbstractDescriptor( int width , int height , int widthRes , int height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escrip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escriptor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escriptor.Abstrac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Descriptor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